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3.56pt"/>
    </style:style>
    <style:style style:name="co4" style:family="table-column">
      <style:table-column-properties fo:break-before="auto" style:column-width="112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Rub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1020" table:default-cell-style-name="ce2"/>
        <table:table-row table:style-name="ro1">
          <table:table-cell office:value-type="string" calcext:value-type="string">
            <text:p>S-Works Ruby Di2</text:p>
          </table:table-cell>
          <table:table-cell/>
          <table:table-cell table:formula="of:=OFFSET([.$A$1];(ROW()-1)*8;0)" office:value-type="string" office:string-value="S-Works Ruby Di2" calcext:value-type="string">
            <text:p>S-Works Ruby Di2</text:p>
          </table:table-cell>
          <table:table-cell table:formula="of:=OFFSET([.$A$2];(ROW()-1)*8;0)" office:value-type="string" office:string-value="8250" calcext:value-type="string">
            <text:p>825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Dura-Ace Di2" calcext:value-type="string">
            <text:p>Dura-Ace Di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8250</text:p>
          </table:table-cell>
          <table:table-cell/>
          <table:table-cell table:formula="of:=OFFSET([.$A$1];(ROW()-1)*8;0)" office:value-type="string" office:string-value="Ruby Pro Disc UDi2" calcext:value-type="string">
            <text:p>Ruby Pro Disc UDi2</text:p>
          </table:table-cell>
          <table:table-cell table:formula="of:=OFFSET([.$A$2];(ROW()-1)*8;0)" office:value-type="string" office:string-value="5800" calcext:value-type="string">
            <text:p>58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Ultegra Di2" calcext:value-type="string">
            <text:p>Ultegra Di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</text:p>
          </table:table-cell>
          <table:table-cell/>
          <table:table-cell table:formula="of:=OFFSET([.$A$1];(ROW()-1)*8;0)" office:value-type="string" office:string-value="Ruby Expert Disc UDi2" calcext:value-type="string">
            <text:p>Ruby Expert Disc UDi2</text:p>
          </table:table-cell>
          <table:table-cell table:formula="of:=OFFSET([.$A$2];(ROW()-1)*8;0)" office:value-type="string" office:string-value="4500" calcext:value-type="string">
            <text:p>45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Ultegra Di2" calcext:value-type="string">
            <text:p>Ultegra Di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8;0)" office:value-type="string" office:string-value="Ruby Comp UDi2" calcext:value-type="string">
            <text:p>Ruby Comp UDi2</text:p>
          </table:table-cell>
          <table:table-cell table:formula="of:=OFFSET([.$A$2];(ROW()-1)*8;0)" office:value-type="string" office:string-value="3000" calcext:value-type="string">
            <text:p>3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Ultegra Di2" calcext:value-type="string">
            <text:p>Ultegra Di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8;0)" office:value-type="string" office:string-value="Ruby Comp Disc" calcext:value-type="string">
            <text:p>Ruby Comp Disc</text:p>
          </table:table-cell>
          <table:table-cell table:formula="of:=OFFSET([.$A$2];(ROW()-1)*8;0)" office:value-type="string" office:string-value="3000" calcext:value-type="string">
            <text:p>3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Ultegra" calcext:value-type="string">
            <text:p>Ulteg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ra-Ace Di2</text:p>
          </table:table-cell>
          <table:table-cell/>
          <table:table-cell table:formula="of:=OFFSET([.$A$1];(ROW()-1)*8;0)" office:value-type="string" office:string-value="Ruby Comp" calcext:value-type="string">
            <text:p>Ruby Comp</text:p>
          </table:table-cell>
          <table:table-cell table:formula="of:=OFFSET([.$A$2];(ROW()-1)*8;0)" office:value-type="string" office:string-value="2500" calcext:value-type="string">
            <text:p>25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Ultegra" calcext:value-type="string">
            <text:p>Ultegr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8;0)" office:value-type="string" office:string-value="Ruby Elite Disc" calcext:value-type="string">
            <text:p>Ruby Elite Disc</text:p>
          </table:table-cell>
          <table:table-cell table:formula="of:=OFFSET([.$A$2];(ROW()-1)*8;0)" office:value-type="string" office:string-value="2500" calcext:value-type="string">
            <text:p>25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Rival" calcext:value-type="string">
            <text:p>Rival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OFFSET([.$A$1];(ROW()-1)*8;0)" office:value-type="string" office:string-value="Ruby Sport" calcext:value-type="string">
            <text:p>Ruby Sport</text:p>
          </table:table-cell>
          <table:table-cell table:formula="of:=OFFSET([.$A$2];(ROW()-1)*8;0)" office:value-type="string" office:string-value="2000" calcext:value-type="string">
            <text:p>20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by Pro Disc UDi2</text:p>
          </table:table-cell>
          <table:table-cell/>
          <table:table-cell table:formula="of:=OFFSET([.$A$1];(ROW()-1)*8;0)" office:value-type="string" office:string-value="Ruby Disc" calcext:value-type="string">
            <text:p>Ruby Disc</text:p>
          </table:table-cell>
          <table:table-cell table:formula="of:=OFFSET([.$A$2];(ROW()-1)*8;0)" office:value-type="string" office:string-value="1950" calcext:value-type="string">
            <text:p>195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Tiagra" calcext:value-type="string">
            <text:p>Tiagra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800</text:p>
          </table:table-cell>
          <table:table-cell/>
          <table:table-cell table:formula="of:=OFFSET([.$A$1];(ROW()-1)*8;0)" office:value-type="string" office:string-value="Ruby" calcext:value-type="string">
            <text:p>Ruby</text:p>
          </table:table-cell>
          <table:table-cell table:formula="of:=OFFSET([.$A$2];(ROW()-1)*8;0)" office:value-type="string" office:string-value="1800" calcext:value-type="string">
            <text:p>1800</text:p>
          </table:table-cell>
          <table:table-cell table:formula="of:=OFFSET([.$A$3];(ROW()-1)*8;0)" office:value-type="string" office:string-value="all" calcext:value-type="string">
            <text:p>all</text:p>
          </table:table-cell>
          <table:table-cell table:formula="of:=OFFSET([.$A$6];(ROW()-1)*8;0)" office:value-type="string" office:string-value="Tiagra" calcext:value-type="string">
            <text:p>Tiag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Ruby Expert Disc UDi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4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Ruby Comp UDi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himano Ultegra Di2, 11-speed, braze-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tegra Di2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Ruby Comp Disc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Ruby Comp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Ultegra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Ruby Elite Disc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RAM Rival 22, braze-on, YAW, w/ chain spot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va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Ruby Spor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Ruby Disc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9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Rub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8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Tiagra</text:p>
          </table:table-cell>
          <table:table-cell table:number-columns-repeated="1022"/>
        </table:table-row>
        <table:table-row table:style-name="ro1" table:number-rows-repeated="104849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s" table:style-name="ta1">
        <table:table-column table:style-name="co4" table:default-cell-style-name="Default"/>
        <table:table-row table:style-name="ro1"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S-Works Di2</text:p>
          </table:table-cell>
        </table:table-row>
        <table:table-row table:style-name="ro1">
          <table:table-cell office:value-type="string" calcext:value-type="string">
            <text:p>Pro Disc UDi2</text:p>
          </table:table-cell>
        </table:table-row>
        <table:table-row table:style-name="ro1">
          <table:table-cell office:value-type="string" calcext:value-type="string">
            <text:p>Expert Disc UDi2</text:p>
          </table:table-cell>
        </table:table-row>
        <table:table-row table:style-name="ro1">
          <table:table-cell office:value-type="string" calcext:value-type="string">
            <text:p>Comp UDi2</text:p>
          </table:table-cell>
        </table:table-row>
        <table:table-row table:style-name="ro1">
          <table:table-cell office:value-type="string" calcext:value-type="string">
            <text:p>Comp Disc</text:p>
          </table:table-cell>
        </table:table-row>
        <table:table-row table:style-name="ro1">
          <table:table-cell office:value-type="string" calcext:value-type="string">
            <text:p>Comp</text:p>
          </table:table-cell>
        </table:table-row>
        <table:table-row table:style-name="ro1">
          <table:table-cell office:value-type="string" calcext:value-type="string">
            <text:p>Elite Disc</text:p>
          </table:table-cell>
        </table:table-row>
        <table:table-row table:style-name="ro1">
          <table:table-cell office:value-type="string" calcext:value-type="string">
            <text:p>Sport</text:p>
          </table:table-cell>
        </table:table-row>
        <table:table-row table:style-name="ro1">
          <table:table-cell office:value-type="string" calcext:value-type="string">
            <text:p>Disc</text:p>
          </table:table-cell>
        </table:table-row>
        <table:table-row table:style-name="ro1"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8250</text:p>
          </table:table-cell>
        </table:table-row>
        <table:table-row table:style-name="ro1">
          <table:table-cell office:value-type="string" calcext:value-type="string">
            <text:p>5800</text:p>
          </table:table-cell>
        </table:table-row>
        <table:table-row table:style-name="ro1">
          <table:table-cell office:value-type="string" calcext:value-type="string">
            <text:p>4500</text:p>
          </table:table-cell>
        </table:table-row>
        <table:table-row table:style-name="ro1">
          <table:table-cell office:value-type="string" calcext:value-type="string">
            <text:p>3000</text:p>
          </table:table-cell>
        </table:table-row>
        <table:table-row table:style-name="ro1">
          <table:table-cell office:value-type="string" calcext:value-type="string">
            <text:p>3000</text:p>
          </table:table-cell>
        </table:table-row>
        <table:table-row table:style-name="ro1">
          <table:table-cell office:value-type="string" calcext:value-type="string">
            <text:p>2500</text:p>
          </table:table-cell>
        </table:table-row>
        <table:table-row table:style-name="ro1">
          <table:table-cell office:value-type="string" calcext:value-type="string">
            <text:p>2500</text:p>
          </table:table-cell>
        </table:table-row>
        <table:table-row table:style-name="ro1">
          <table:table-cell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1950</text:p>
          </table:table-cell>
        </table:table-row>
        <table:table-row table:style-name="ro1">
          <table:table-cell office:value-type="string" calcext:value-type="string">
            <text:p>1800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ura-Ace Di2</text:p>
          </table:table-cell>
        </table:table-row>
        <table:table-row table:style-name="ro1">
          <table:table-cell office:value-type="string" calcext:value-type="string">
            <text:p>Ultegra Di2</text:p>
          </table:table-cell>
        </table:table-row>
        <table:table-row table:style-name="ro1">
          <table:table-cell office:value-type="string" calcext:value-type="string">
            <text:p>Ultegra Di2</text:p>
          </table:table-cell>
        </table:table-row>
        <table:table-row table:style-name="ro1">
          <table:table-cell office:value-type="string" calcext:value-type="string">
            <text:p>Ultegra Di2</text:p>
          </table:table-cell>
        </table:table-row>
        <table:table-row table:style-name="ro1">
          <table:table-cell office:value-type="string" calcext:value-type="string">
            <text:p>Ultegra</text:p>
          </table:table-cell>
        </table:table-row>
        <table:table-row table:style-name="ro1">
          <table:table-cell office:value-type="string" calcext:value-type="string">
            <text:p>Ultegra</text:p>
          </table:table-cell>
        </table:table-row>
        <table:table-row table:style-name="ro1">
          <table:table-cell office:value-type="string" calcext:value-type="string">
            <text:p>Rival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iagra</text:p>
          </table:table-cell>
        </table:table-row>
        <table:table-row table:style-name="ro1">
          <table:table-cell office:value-type="string" calcext:value-type="string">
            <text:p>Tiag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23:00:15.5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2T23:02:49.426000000</dc:date>
    <meta:editing-duration>PT54M33S</meta:editing-duration>
    <meta:editing-cycles>3</meta:editing-cycles>
    <meta:generator>LibreOffice/5.0.5.2$Windows_X86_64 LibreOffice_project/55b006a02d247b5f7215fc6ea0fde844b30035b3</meta:generator>
    <meta:document-statistic meta:table-count="2" meta:cell-count="123" meta:object-count="0"/>
  </office:meta>
</office:document-meta>
</file>